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d281e" loext:opacity="100%" fo:font-size="22pt" officeooo:rsid="00111fd8" officeooo:paragraph-rsid="0003f82e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color="#8d281e" loext:opacity="100%" fo:font-size="22pt" officeooo:rsid="00111fd8" officeooo:paragraph-rsid="0003f82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color="#8d281e" loext:opacity="100%" fo:font-size="18pt" officeooo:rsid="00111fd8" officeooo:paragraph-rsid="0003f82e" style:font-size-asian="15.75pt" style:font-size-complex="18pt"/>
    </style:style>
    <style:style style:name="P4" style:family="paragraph" style:parent-style-name="Standard">
      <style:text-properties fo:color="#8d281e" loext:opacity="100%" officeooo:paragraph-rsid="0003f82e"/>
    </style:style>
    <style:style style:name="P5" style:family="paragraph" style:parent-style-name="Standard" style:master-page-name="Standard">
      <style:paragraph-properties style:page-number="1"/>
      <style:text-properties fo:color="#8d281e" loext:opacity="100%" officeooo:paragraph-rsid="0003f82e"/>
    </style:style>
    <style:style style:name="P6" style:family="paragraph">
      <style:paragraph-properties fo:text-align="center" style:writing-mode="lr-tb"/>
      <style:text-properties fo:font-size="36pt" style:font-size-asian="36pt" style:font-size-complex="36pt"/>
    </style:style>
    <style:style style:name="P7" style:family="paragraph">
      <loext:graphic-properties draw:fill-color="#e8f2a1"/>
      <style:paragraph-properties fo:text-align="center" style:writing-mode="lr-tb"/>
      <style:text-properties fo:font-size="36pt" style:font-size-asian="36pt" style:font-size-complex="36pt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5983b0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fill-color="#e8f2a1" draw:textarea-horizontal-align="justify" draw:textarea-vertical-align="middle" draw:auto-grow-height="false" fo:min-height="1.8236in" fo:min-width="7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5983b0" draw:textarea-horizontal-align="justify" draw:textarea-vertical-align="middle" draw:auto-grow-height="false" fo:min-height="2.3016in" fo:min-width="7.63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 1" draw:style-name="gr2" draw:text-style-name="P9" svg:width="7.6358in" svg:height="2.3016in" svg:x="-0.1264in" svg:y="-0.4193in"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3">Participants C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2" draw:style-name="gr1" draw:text-style-name="P7" svg:width="7.2606in" svg:height="2.0213in" svg:x="0.0091in" svg:y="-0.5016in"><text:p text:style-name="P6"><text:span text:style-name="T1">SCHOOL KALOLSAVAM 2017</text:span></text:p><text:p text:style-name="P6"><text:span text:style-name="T1">2016 November 5</text:span></text:p><text:p text:style-name="P6"><text:span text:style-name="T1">GHS ALAPPUZH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articipants Card</text:p>
      <text:p text:style-name="P2"/>
      <text:p text:style-name="P3">Name :Akhila</text:p>
      <text:p text:style-name="P3">Class :10</text:p>
      <text:p text:style-name="P3">Item<text:tab/> :Barthanattyam</text:p>
      <text:p text:style-name="P3"><text:tab/>:</text:p>
      <text:p text:style-name="P3"><text:tab/>:</text:p>
      <text:p text:style-name="P5"><draw:custom-shape text:anchor-type="paragraph" draw:z-index="2" draw:name="Shape 3" draw:style-name="gr2" draw:text-style-name="P9" svg:width="7.6358in" svg:height="2.3016in" svg:x="-0.1264in" svg:y="-0.4193in"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3">Participants C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4" draw:style-name="gr1" draw:text-style-name="P7" svg:width="7.2606in" svg:height="2.0213in" svg:x="0.0091in" svg:y="-0.5016in"><text:p text:style-name="P6"><text:span text:style-name="T1">SCHOOL KALOLSAVAM 2017</text:span></text:p><text:p text:style-name="P6"><text:span text:style-name="T1">2016 November 5</text:span></text:p><text:p text:style-name="P6"><text:span text:style-name="T1">GHS ALAPPUZH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articipants Card</text:p>
      <text:p text:style-name="P2"/>
      <text:p text:style-name="P3">Name :Sreevidya</text:p>
      <text:p text:style-name="P3">Class :10</text:p>
      <text:p text:style-name="P3">Item<text:tab/> :semi Classical dance</text:p>
      <text:p text:style-name="P3"><text:tab/>:</text:p>
      <text:p text:style-name="P3"><text:tab/>:</text:p>
      <text:p text:style-name="P5"><draw:custom-shape text:anchor-type="paragraph" draw:z-index="4" draw:name="Shape 5" draw:style-name="gr2" draw:text-style-name="P9" svg:width="7.6358in" svg:height="2.3016in" svg:x="-0.1264in" svg:y="-0.4193in"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3">Participants C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6" draw:style-name="gr1" draw:text-style-name="P7" svg:width="7.2606in" svg:height="2.0213in" svg:x="0.0091in" svg:y="-0.5016in"><text:p text:style-name="P6"><text:span text:style-name="T1">SCHOOL KALOLSAVAM 2017</text:span></text:p><text:p text:style-name="P6"><text:span text:style-name="T1">2016 November 5</text:span></text:p><text:p text:style-name="P6"><text:span text:style-name="T1">GHS ALAPPUZH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articipants Card</text:p>
      <text:p text:style-name="P2"/>
      <text:p text:style-name="P3">Name :Jithina</text:p>
      <text:p text:style-name="P3">Class :10</text:p>
      <text:p text:style-name="P3">Item<text:tab/> :nadodinritham</text:p>
      <text:p text:style-name="P3"><text:tab/>:</text:p>
      <text:p text:style-name="P3"><text:tab/>:</text:p>
      <text:p text:style-name="P5"><draw:custom-shape text:anchor-type="paragraph" draw:z-index="6" draw:name="Shape 7" draw:style-name="gr2" draw:text-style-name="P9" svg:width="7.6358in" svg:height="2.3016in" svg:x="-0.1264in" svg:y="-0.4193in"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3">Participants C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8" draw:style-name="gr1" draw:text-style-name="P7" svg:width="7.2606in" svg:height="2.0213in" svg:x="0.0091in" svg:y="-0.5016in"><text:p text:style-name="P6"><text:span text:style-name="T1">SCHOOL KALOLSAVAM 2017</text:span></text:p><text:p text:style-name="P6"><text:span text:style-name="T1">2016 November 5</text:span></text:p><text:p text:style-name="P6"><text:span text:style-name="T1">GHS ALAPPUZH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articipants Card</text:p>
      <text:p text:style-name="P2"/>
      <text:p text:style-name="P3">Name :Ruby</text:p>
      <text:p text:style-name="P3">Class :10</text:p>
      <text:p text:style-name="P3">Item<text:tab/> :monoact</text:p>
      <text:p text:style-name="P3"><text:tab/>:</text:p>
      <text:p text:style-name="P3"><text:tab/>:</text:p>
      <text:p text:style-name="P5"><draw:custom-shape text:anchor-type="paragraph" draw:z-index="8" draw:name="Shape 9" draw:style-name="gr2" draw:text-style-name="P9" svg:width="7.6358in" svg:height="2.3016in" svg:x="-0.1264in" svg:y="-0.4193in"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2"/></text:p><text:p text:style-name="P8"><text:span text:style-name="T3">Participants C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10" draw:style-name="gr1" draw:text-style-name="P7" svg:width="7.2606in" svg:height="2.0213in" svg:x="0.0091in" svg:y="-0.5016in"><text:p text:style-name="P6"><text:span text:style-name="T1">SCHOOL KALOLSAVAM 2017</text:span></text:p><text:p text:style-name="P6"><text:span text:style-name="T1">2016 November 5</text:span></text:p><text:p text:style-name="P6"><text:span text:style-name="T1">GHS ALAPPUZHA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articipants Card</text:p>
      <text:p text:style-name="P2"/>
      <text:p text:style-name="P3">Name :Ardra</text:p>
      <text:p text:style-name="P3">Class :10</text:p>
      <text:p text:style-name="P3">Item<text:tab/> :lellitha ganam</text:p>
      <text:p text:style-name="P3"><text:tab/>:</text:p>
      <text:p text:style-name="P3"><text:tab/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creation-date>2022-04-22T15:02:40.620000000</meta:creation-date>
    <dc:date>2022-04-22T15:29:12.349000000</dc:date>
    <meta:editing-cycles>2</meta:editing-cycles>
    <meta:editing-duration>PT8M22S</meta:editing-duration>
    <meta:document-statistic meta:table-count="0" meta:image-count="0" meta:object-count="0" meta:page-count="9" meta:paragraph-count="30" meta:word-count="53" meta:character-count="313" meta:non-whitespace-character-count="275"/>
  </office:meta>
</office:document-meta>
</file>